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xmlns:table="urn:oasis:names:tc:opendocument:xmlns:table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xmlns:table="urn:oasis:names:tc:opendocument:xmlns:table:1.0" office:version="1.2">
  <office:automatic-styles/>
  <office:body>
    <office:text>
      <text:h text:outline-level="1">GroupBuild Resources Page – MVP Plan (v4)</text:h>
      <text:h text:outline-level="2">✅ 1. Visual &amp; Structural Improvements (AnonID-Registered View)</text:h>
      <text:p>┌────────────────────────────────────────────────────────────────────┐</text:p>
      <text:p>│  🔍 Search Resources           🧭 Filters [Type] [Region] [Urgency]  │</text:p>
      <text:p>├────────────────────────────────────────────────────────────────────┤</text:p>
      <text:p>│ 🧠 Prompt Library (3 most used)                                     │</text:p>
      <text:p>│    - [📎] “Mobilize fast, stay safe” (Editable)                     │</text:p>
      <text:p>│    - [🪧] “DIY Protest Signs” (Template)                            │</text:p>
      <text:p>│    - [🧠] “Counter Disinfo in DMs” (AI-guided)                      │</text:p>
      <text:p>│    [👁 View All] [✍️ Remix] [⬇ Export]                              │</text:p>
      <text:p>│                                                                    │</text:p>
      <text:p>│ 📂 Archive of Banned Docs                                          │</text:p>
      <text:p>│    - “Iran Protester Database” (Freenet Mirror)                    │</text:p>
      <text:p>│    - “Censored Covid Policies” (IPFS)                              │</text:p>
      <text:p>│    - “How to Evade Facial ID” (BeAxa tagged)                       │</text:p>
      <text:p>│    [📜 Full Archive] [🪞 View Mirrors]                              │</text:p>
      <text:p>│                                                                    │</text:p>
      <text:p>│ 🧰 Action Toolkit                                                  │</text:p>
      <text:p>│    - Poster Generator [🖨️]       - Email Template Builder [📧]     │</text:p>
      <text:p>│    - Protest Pack ZIPs [🧷]      - Tactical Maps (uploadable) [🗺️] │</text:p>
      <text:p>│                                                                    │</text:p>
      <text:p>│ 🧪 Strategy Simulator [▶️]                                          │</text:p>
      <text:p>│    - Simulate Tactic vs Counter (e.g. “Flash Mob vs Riot Police”) │</text:p>
      <text:p>│    - Role-swap view: Opponent / Media / Civilian                  │</text:p>
      <text:p>│                                                                    │</text:p>
      <text:p>│ 📬 Submit a Tip (Ghost Upload)                                     │</text:p>
      <text:p>│    - Choose delay &amp; anonymity level                               │</text:p>
      <text:p>│    - Optional link to RepTag                                       │</text:p>
      <text:p>└────────────────────────────────────────────────────────────────────┘</text:p>
      <text:h text:outline-level="2">📂 2. Resource Categories – Recommended</text:h>
      <table:table>
        <table:table-column/>
        <table:table-column/>
        <table:table-column/>
        <table:table-row>
          <table:table-cell>
            <text:p>Category</text:p>
          </table:table-cell>
          <table:table-cell>
            <text:p>Description</text:p>
          </table:table-cell>
          <table:table-cell>
            <text:p>Top Asset Examples</text:p>
          </table:table-cell>
        </table:table-row>
        <table:table-row>
          <table:table-cell>
            <text:p>Prompts &amp; Templates</text:p>
          </table:table-cell>
          <table:table-cell>
            <text:p>Editable instructions for civic engagement</text:p>
          </table:table-cell>
          <table:table-cell>
            <text:p>Protest Letters, Boycott Campaigns, Rally Signup Sheets</text:p>
          </table:table-cell>
        </table:table-row>
        <table:table-row>
          <table:table-cell>
            <text:p>Visual Toolkits</text:p>
          </table:table-cell>
          <table:table-cell>
            <text:p>Printable/postable items for field use</text:p>
          </table:table-cell>
          <table:table-cell>
            <text:p>Sign Templates, Protest Infographics, Flyers</text:p>
          </table:table-cell>
        </table:table-row>
        <table:table-row>
          <table:table-cell>
            <text:p>Archives</text:p>
          </table:table-cell>
          <table:table-cell>
            <text:p>Decentralized backups of censored documents</text:p>
          </table:table-cell>
          <table:table-cell>
            <text:p>Whistleblower Leaks, Declassified Docs, Alt-history Sources</text:p>
          </table:table-cell>
        </table:table-row>
        <table:table-row>
          <table:table-cell>
            <text:p>Simulation &amp; Games</text:p>
          </table:table-cell>
          <table:table-cell>
            <text:p>Tactical playtesting of strategies</text:p>
          </table:table-cell>
          <table:table-cell>
            <text:p>“Disrupt Without Arrest” roleplay, Narrative Debate Drill</text:p>
          </table:table-cell>
        </table:table-row>
        <table:table-row>
          <table:table-cell>
            <text:p>AI-Powered Help</text:p>
          </table:table-cell>
          <table:table-cell>
            <text:p>BeAxa + GenAI moderation &amp; help desk</text:p>
          </table:table-cell>
          <table:table-cell>
            <text:p>Ask-Me-Anything, Common Challenges Explainer</text:p>
          </table:table-cell>
        </table:table-row>
        <table:table-row>
          <table:table-cell>
            <text:p>Contributor Tools</text:p>
          </table:table-cell>
          <table:table-cell>
            <text:p>For prompt editors &amp; RepTag authors</text:p>
          </table:table-cell>
          <table:table-cell>
            <text:p>Remix Prompt, Rate Usefulness, Submit Review</text:p>
          </table:table-cell>
        </table:table-row>
      </table:table>
      <text:h text:outline-level="2">🔐 3. UX Rules (Logged-In vs Guest)</text:h>
      <table:table>
        <table:table-column/>
        <table:table-column/>
        <table:table-column/>
        <table:table-column/>
        <table:table-row>
          <table:table-cell>
            <text:p>Feature</text:p>
          </table:table-cell>
          <table:table-cell>
            <text:p>Guest Access</text:p>
          </table:table-cell>
          <table:table-cell>
            <text:p>AnonID Required</text:p>
          </table:table-cell>
          <table:table-cell>
            <text:p>Full Account</text:p>
          </table:table-cell>
        </table:table-row>
        <table:table-row>
          <table:table-cell>
            <text:p>View Resources</text:p>
          </table:table-cell>
          <table:table-cell>
            <text:p>✅</text:p>
          </table:table-cell>
          <table:table-cell>
            <text:p>✅</text:p>
          </table:table-cell>
          <table:table-cell>
            <text:p>✅</text:p>
          </table:table-cell>
        </table:table-row>
        <table:table-row>
          <table:table-cell>
            <text:p>Copy/Download</text:p>
          </table:table-cell>
          <table:table-cell>
            <text:p>✅</text:p>
          </table:table-cell>
          <table:table-cell>
            <text:p>✅</text:p>
          </table:table-cell>
          <table:table-cell>
            <text:p>✅</text:p>
          </table:table-cell>
        </table:table-row>
        <table:table-row>
          <table:table-cell>
            <text:p>Submit Ghost Uploads</text:p>
          </table:table-cell>
          <table:table-cell>
            <text:p>❌</text:p>
          </table:table-cell>
          <table:table-cell>
            <text:p>✅</text:p>
          </table:table-cell>
          <table:table-cell>
            <text:p>✅</text:p>
          </table:table-cell>
        </table:table-row>
        <table:table-row>
          <table:table-cell>
            <text:p>Rate or Tag Assets</text:p>
          </table:table-cell>
          <table:table-cell>
            <text:p>❌</text:p>
          </table:table-cell>
          <table:table-cell>
            <text:p>✅</text:p>
          </table:table-cell>
          <table:table-cell>
            <text:p>✅</text:p>
          </table:table-cell>
        </table:table-row>
        <table:table-row>
          <table:table-cell>
            <text:p>Use Strategy Simulator</text:p>
          </table:table-cell>
          <table:table-cell>
            <text:p>❌</text:p>
          </table:table-cell>
          <table:table-cell>
            <text:p>✅</text:p>
          </table:table-cell>
          <table:table-cell>
            <text:p>✅</text:p>
          </table:table-cell>
        </table:table-row>
        <table:table-row>
          <table:table-cell>
            <text:p>Fork or Remix Prompts</text:p>
          </table:table-cell>
          <table:table-cell>
            <text:p>❌</text:p>
          </table:table-cell>
          <table:table-cell>
            <text:p>✅</text:p>
          </table:table-cell>
          <table:table-cell>
            <text:p>✅</text:p>
          </table:table-cell>
        </table:table-row>
        <table:table-row>
          <table:table-cell>
            <text:p>Save Work for Later</text:p>
          </table:table-cell>
          <table:table-cell>
            <text:p>❌</text:p>
          </table:table-cell>
          <table:table-cell>
            <text:p>❌</text:p>
          </table:table-cell>
          <table:table-cell>
            <text:p>✅</text:p>
          </table:table-cell>
        </table:table-row>
      </table:table>
      <text:h text:outline-level="2">🎨 4. Branding Integration Notes</text:h>
      <text:p>- The BeAxa Torch logo appears subtly in one corner of all web pages and Resource library assets.</text:p>
      <text:p>- Remaining icons should be custom-designed and context-specific (e.g. 📂 for Archive, 🧰 for Toolkit).</text:p>
      <text:p>- No duplicate logos, and the “GroupBuild” name never appears outside formal titles or headers.</text:p>
      <text:p>- Tooltips and tab headers should emphasize utility, not brand identity.</text:p>
      <text:h text:outline-level="2">🚀 5. Recommendations for Next Sprint</text:h>
      <text:p>1. Design Set of Custom Icons to replace emojis, matching shield/logo aesthetic.</text:p>
      <text:p>2. Create Top 3 Assets Per Category (write 15–20 short blurbs with AI-assisted summaries).</text:p>
      <text:p>3. Wire AI Tools into Prompts for remixing (e.g., “Reframe this for my country”).</text:p>
      <text:p>4. Add RepTag Awards and vote-editor to all community-contributed assets.</text:p>
      <text:p>5. Combine the results of the above 4 recommendations into GB_Resources_Page_MVP_Plan_v4.odt and insert mockup manually.</text:p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xmlns:table="urn:oasis:names:tc:opendocument:xmlns:table:1.0" office:version="1.2">
  <office:styles/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xmlns:table="urn:oasis:names:tc:opendocument:xmlns:table:1.0" office:version="1.2">
  <office:meta>
    <meta:generator>ODFPY/1.4.1</meta:generator>
  </office:meta>
</office:document-meta>
</file>